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4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64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3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64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dash" draw:stroke-dash="Dashed_20__28_var_29__20_64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dash" draw:stroke-dash="Dashed_20__28_var_29__20_64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dash" draw:stroke-dash="Dashed_20__28_var_29__20_64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88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7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3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1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06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1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75ba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75ba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0075ba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/>
    </style:style>
    <style:style style:name="T2" style:family="text">
      <style:text-properties fo:color="#0075ba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842cm" svg:height="0.38cm" svg:x="11.669cm" svg:y="14.429cm">
            <draw:text-box>
              <text:p text:style-name="P1"><text:span text:style-name="T1">3 cm</text:span></text:p>
            </draw:text-box>
          </draw:frame>
          <draw:frame draw:style-name="gr2" draw:text-style-name="P3" draw:layer="layout" svg:width="0.826cm" svg:height="0.339cm" svg:x="10.56cm" svg:y="13.969cm">
            <draw:text-box>
              <text:p text:style-name="P1"><text:span text:style-name="T2">7 cm</text:span></text:p>
            </draw:text-box>
          </draw:frame>
          <draw:frame draw:style-name="gr3" draw:text-style-name="P2" draw:layer="layout" svg:width="0.967cm" svg:height="0.38cm" svg:x="9.115cm" svg:y="14.389cm">
            <draw:text-box>
              <text:p text:style-name="P1"><text:span text:style-name="T1">9 cm</text:span></text:p>
            </draw:text-box>
          </draw:frame>
          <draw:polygon draw:style-name="gr4" draw:text-style-name="P4" draw:layer="layout" svg:width="2.272cm" svg:height="1.485cm" svg:x="9.325cm" svg:y="14.296cm" svg:viewBox="0 0 2273 1486" draw:points="11,886 989,0 2268,9 2273,582 1309,1481 0,1486 0,886 8,890">
            <text:p/>
          </draw:polygon>
          <draw:g>
            <draw:rect draw:style-name="gr5" draw:text-style-name="P5" draw:layer="layout" svg:width="1.292cm" svg:height="0.592cm" svg:x="9.336cm" svg:y="15.186cm">
              <text:p/>
            </draw:rect>
            <draw:rect draw:style-name="gr6" draw:text-style-name="P5" draw:layer="layout" svg:width="1.294cm" svg:height="0.59cm" svg:x="10.304cm" svg:y="14.302cm">
              <text:p/>
            </draw:rect>
            <draw:line draw:style-name="gr7" draw:text-style-name="P6" draw:layer="layout" svg:x1="9.332cm" svg:y1="15.186cm" svg:x2="10.313cm" svg:y2="14.296cm">
              <text:p/>
            </draw:line>
            <draw:line draw:style-name="gr7" draw:text-style-name="P6" draw:layer="layout" svg:x1="10.632cm" svg:y1="15.186cm" svg:x2="11.613cm" svg:y2="14.296cm">
              <text:p/>
            </draw:line>
            <draw:line draw:style-name="gr8" draw:text-style-name="P6" draw:layer="layout" svg:x1="9.332cm" svg:y1="15.769cm" svg:x2="10.313cm" svg:y2="14.879cm">
              <text:p/>
            </draw:line>
            <draw:line draw:style-name="gr7" draw:text-style-name="P6" draw:layer="layout" svg:x1="10.625cm" svg:y1="15.784cm" svg:x2="11.606cm" svg:y2="14.894cm">
              <text:p/>
            </draw:line>
            <draw:line draw:style-name="gr7" draw:text-style-name="P6" draw:layer="layout" svg:x1="11.6cm" svg:y1="14.304cm" svg:x2="11.6cm" svg:y2="14.903cm">
              <text:p/>
            </draw:line>
            <draw:line draw:style-name="gr9" draw:text-style-name="P6" draw:layer="layout" svg:x1="10.304cm" svg:y1="14.304cm" svg:x2="10.304cm" svg:y2="14.903cm">
              <text:p/>
            </draw:line>
            <draw:line draw:style-name="gr10" draw:text-style-name="P6" draw:layer="layout" svg:x1="11.606cm" svg:y1="14.894cm" svg:x2="10.297cm" svg:y2="14.894cm">
              <text:p/>
            </draw:line>
            <draw:line draw:style-name="gr7" draw:text-style-name="P6" draw:layer="layout" svg:x1="11.613cm" svg:y1="14.304cm" svg:x2="10.304cm" svg:y2="14.304cm">
              <text:p/>
            </draw:line>
          </draw:g>
          <draw:frame draw:style-name="gr11" draw:text-style-name="P8" draw:layer="layout" svg:width="0.188cm" svg:height="0.38cm" svg:x="9.113cm" svg:y="15.001cm">
            <draw:text-box>
              <text:p text:style-name="P7"><text:span text:style-name="T3">F</text:span></text:p>
            </draw:text-box>
          </draw:frame>
          <draw:frame draw:style-name="gr12" draw:text-style-name="P8" draw:layer="layout" svg:width="0.227cm" svg:height="0.38cm" svg:x="10.047cm" svg:y="13.972cm">
            <draw:text-box>
              <text:p text:style-name="P7"><text:span text:style-name="T3">R</text:span></text:p>
            </draw:text-box>
          </draw:frame>
          <draw:frame draw:style-name="gr13" draw:text-style-name="P8" draw:layer="layout" svg:width="0.262cm" svg:height="0.38cm" svg:x="11.583cm" svg:y="14.002cm">
            <draw:text-box>
              <text:p text:style-name="P7"><text:span text:style-name="T3">O</text:span></text:p>
            </draw:text-box>
          </draw:frame>
          <draw:frame draw:style-name="gr14" draw:text-style-name="P8" draw:layer="layout" svg:width="0.283cm" svg:height="0.38cm" svg:x="10.669cm" svg:y="15.133cm">
            <draw:text-box>
              <text:p text:style-name="P7"><text:span text:style-name="T3">M</text:span></text:p>
            </draw:text-box>
          </draw:frame>
          <draw:frame draw:style-name="gr15" draw:text-style-name="P8" draw:layer="layout" svg:width="0.223cm" svg:height="0.38cm" svg:x="9.087cm" svg:y="15.641cm">
            <draw:text-box>
              <text:p text:style-name="P7"><text:span text:style-name="T3">A</text:span></text:p>
            </draw:text-box>
          </draw:frame>
          <draw:frame draw:style-name="gr16" draw:text-style-name="P8" draw:layer="layout" svg:width="0.251cm" svg:height="0.38cm" svg:x="10.331cm" svg:y="14.553cm">
            <draw:text-box>
              <text:p text:style-name="P7"><text:span text:style-name="T3">G</text:span></text:p>
            </draw:text-box>
          </draw:frame>
          <draw:frame draw:style-name="gr17" draw:text-style-name="P8" draw:layer="layout" svg:width="0.306cm" svg:height="0.38cm" svg:x="11.491cm" svg:y="14.912cm">
            <draw:text-box>
              <text:p text:style-name="P7"><text:span text:style-name="T3"><text:s/></text:span><text:span text:style-name="T3">E</text:span></text:p>
            </draw:text-box>
          </draw:frame>
          <draw:frame draw:style-name="gr18" draw:text-style-name="P8" draw:layer="layout" svg:width="0.211cm" svg:height="0.38cm" svg:x="10.632cm" svg:y="15.741cm">
            <draw:text-box>
              <text:p text:style-name="P7"><text:span text:style-name="T3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55" draw:display-name="Dashed (var) 6455" draw:style="rect" draw:dots1="1" draw:dots1-length="0.006cm" draw:dots2="1" draw:dots2-length="0.006cm" draw:distance="0.006cm"/>
    <draw:stroke-dash draw:name="Dashed_20__28_var_29__20_6456" draw:display-name="Dashed (var) 6456" draw:style="rect" draw:dots1="1" draw:dots1-length="0.006cm" draw:dots2="1" draw:dots2-length="0.006cm" draw:distance="0.006cm"/>
    <draw:stroke-dash draw:name="Dashed_20__28_var_29__20_6457" draw:display-name="Dashed (var) 6457" draw:style="rect" draw:dots1="1" draw:dots1-length="0.006cm" draw:dots2="1" draw:dots2-length="0.006cm" draw:distance="0.006cm"/>
    <draw:stroke-dash draw:name="Dashed_20__28_var_29__20_6458" draw:display-name="Dashed (var) 6458" draw:style="rect" draw:dots1="1" draw:dots1-length="0.029cm" draw:dots2="1" draw:dots2-length="0.029cm" draw:distance="0.029cm"/>
    <draw:stroke-dash draw:name="Dashed_20__28_var_29__20_6459" draw:display-name="Dashed (var) 6459" draw:style="rect" draw:dots1="1" draw:dots1-length="0.029cm" draw:dots2="1" draw:dots2-length="0.029cm" draw:distance="0.029cm"/>
    <draw:stroke-dash draw:name="Dashed_20__28_var_29__20_6460" draw:display-name="Dashed (var) 6460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31:14.253757716</meta:creation-date>
    <dc:date>2018-05-18T11:31:34.724588891</dc:date>
    <meta:editing-duration>PT20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